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dcb3" officeooo:paragraph-rsid="001db9f7"/>
    </style:style>
    <style:style style:name="P2" style:family="paragraph" style:parent-style-name="Standard">
      <style:text-properties officeooo:rsid="0011b2e3" officeooo:paragraph-rsid="001db9f7"/>
    </style:style>
    <style:style style:name="P3" style:family="paragraph" style:parent-style-name="Standard">
      <style:text-properties fo:color="#007826" officeooo:rsid="0011b2e3" officeooo:paragraph-rsid="001db9f7"/>
    </style:style>
    <style:style style:name="P4" style:family="paragraph" style:parent-style-name="Standard">
      <style:text-properties fo:color="#000000" fo:font-weight="bold" officeooo:rsid="0011b2e3" officeooo:paragraph-rsid="001db9f7" style:font-weight-asian="bold" style:font-weight-complex="bold"/>
    </style:style>
    <style:style style:name="P5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db9f7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 style:font-weight-complex="bold"/>
    </style:style>
    <style:style style:name="P6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db9f7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7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9fea1" officeooo:paragraph-rsid="001db9f7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8" style:family="paragraph" style:parent-style-name="Standard">
      <style:text-properties fo:font-variant="normal" fo:text-transform="none" fo:color="#252525" style:font-name="Liberation Serif" fo:font-size="12pt" fo:letter-spacing="normal" fo:language="fr" fo:country="FR" fo:font-style="normal" fo:font-weight="bold" officeooo:rsid="00127acb" officeooo:paragraph-rsid="001db9f7" fo:background-color="transparent" style:font-size-asian="10.5pt" style:language-asian="fr" style:country-asian="FR" style:font-style-asian="normal" style:font-weight-asian="bold" style:font-size-complex="12pt" style:language-complex="ar" style:country-complex="SA" style:font-style-complex="normal" style:font-weight-complex="bold"/>
    </style:style>
    <style:style style:name="P9" style:family="paragraph" style:parent-style-name="Standard">
      <style:text-properties fo:font-variant="normal" fo:text-transform="none" fo:color="#252525" style:font-name="Liberation Serif" fo:font-size="12pt" fo:letter-spacing="normal" fo:language="fr" fo:country="FR" fo:font-style="normal" fo:font-weight="normal" officeooo:rsid="0020e62e" officeooo:paragraph-rsid="001db9f7" fo:background-color="transparent" style:font-size-asian="10.5pt" style:language-asian="fr" style:country-asian="FR" style:font-style-asian="normal" style:font-weight-asian="normal" style:font-size-complex="12pt" style:language-complex="ar" style:country-complex="SA" style:font-style-complex="normal" style:font-weight-complex="normal"/>
    </style:style>
    <style:style style:name="P10" style:family="paragraph" style:parent-style-name="Standard">
      <style:text-properties fo:language="fr" fo:country="FR" officeooo:rsid="0013f2dd" officeooo:paragraph-rsid="001db9f7" fo:background-color="transparent"/>
    </style:style>
    <style:style style:name="P11" style:family="paragraph" style:parent-style-name="Standard">
      <style:text-properties fo:language="en" fo:country="US" fo:font-style="italic" officeooo:rsid="0019fea1" officeooo:paragraph-rsid="001db9f7" fo:background-color="transparent" style:font-style-asian="italic" style:font-style-complex="italic"/>
    </style:style>
    <style:style style:name="P12" style:family="paragraph" style:parent-style-name="Standard">
      <style:text-properties officeooo:rsid="00163657" officeooo:paragraph-rsid="001db9f7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db9f7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db9f7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language="fr" fo:country="FR" officeooo:rsid="0013f2dd" officeooo:paragraph-rsid="001db9f7" fo:background-color="transparent"/>
    </style:style>
    <style:style style:name="P16" style:family="paragraph" style:parent-style-name="Standard" style:list-style-name="L8">
      <style:text-properties officeooo:rsid="0010dcb3" officeooo:paragraph-rsid="001db9f7"/>
    </style:style>
    <style:style style:name="P17" style:family="paragraph" style:parent-style-name="Standard" style:list-style-name="L9">
      <style:paragraph-properties fo:text-align="justify" style:justify-single-word="false"/>
      <style:text-properties officeooo:rsid="0010dcb3" officeooo:paragraph-rsid="00215076"/>
    </style:style>
    <style:style style:name="P18" style:family="paragraph" style:parent-style-name="Standard">
      <style:paragraph-properties fo:text-align="justify" style:justify-single-word="false"/>
      <style:text-properties officeooo:rsid="0010dcb3" officeooo:paragraph-rsid="00215076"/>
    </style:style>
    <style:style style:name="P19" style:family="paragraph" style:parent-style-name="Standard">
      <style:text-properties officeooo:rsid="0010dcb3" officeooo:paragraph-rsid="00215076"/>
    </style:style>
    <style:style style:name="P20" style:family="paragraph" style:parent-style-name="Standard" style:list-style-name="L8">
      <style:text-properties officeooo:rsid="001faf4b" officeooo:paragraph-rsid="001faf4b"/>
    </style:style>
    <style:style style:name="P21" style:family="paragraph" style:parent-style-name="Standard" style:list-style-name="L9">
      <style:paragraph-properties fo:text-align="justify" style:justify-single-word="false"/>
      <style:text-properties officeooo:rsid="001faf4b" officeooo:paragraph-rsid="00215076"/>
    </style:style>
    <style:style style:name="P22" style:family="paragraph" style:parent-style-name="Standard">
      <style:text-properties officeooo:rsid="0011b2e3" officeooo:paragraph-rsid="001db9f7"/>
    </style:style>
    <style:style style:name="P23" style:family="paragraph" style:parent-style-name="Standard">
      <style:paragraph-properties fo:text-align="justify" style:justify-single-word="false"/>
      <style:text-properties officeooo:rsid="0011b2e3" officeooo:paragraph-rsid="00215076"/>
    </style:style>
    <style:style style:name="P24" style:family="paragraph" style:parent-style-name="Standard">
      <style:text-properties officeooo:rsid="0011b2e3" officeooo:paragraph-rsid="00215076"/>
    </style:style>
    <style:style style:name="P25" style:family="paragraph" style:parent-style-name="Standard">
      <style:text-properties fo:color="#000000" fo:font-weight="normal" officeooo:rsid="0011b2e3" officeooo:paragraph-rsid="001db9f7" style:font-weight-asian="normal" style:font-weight-complex="normal"/>
    </style:style>
    <style:style style:name="P26" style:family="paragraph" style:parent-style-name="Standard">
      <style:text-properties fo:color="#000000" fo:font-weight="normal" officeooo:rsid="0011b2e3" officeooo:paragraph-rsid="00215076" style:font-weight-asian="normal" style:font-weight-complex="normal"/>
    </style:style>
    <style:style style:name="P27" style:family="paragraph" style:parent-style-name="Standard">
      <style:text-properties fo:color="#000000" fo:font-weight="bold" officeooo:rsid="0011b2e3" officeooo:paragraph-rsid="00215076" style:font-weight-asian="bold" style:font-weight-complex="bold"/>
    </style:style>
    <style:style style:name="P28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efae7" officeooo:paragraph-rsid="001db9f7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 style:font-weight-complex="normal"/>
    </style:style>
    <style:style style:name="P29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efae7" officeooo:paragraph-rsid="00215076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 style:font-weight-complex="normal"/>
    </style:style>
    <style:style style:name="P30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215076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 style:font-weight-complex="bold"/>
    </style:style>
    <style:style style:name="P31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203e17" officeooo:paragraph-rsid="00215076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 style:font-weight-complex="bold"/>
    </style:style>
    <style:style style:name="P32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215076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33" style:family="paragraph" style:parent-style-name="Standard">
      <style:text-properties fo:font-variant="normal" fo:text-transform="none" fo:color="#252525" style:font-name="Liberation Serif" fo:font-size="12pt" fo:letter-spacing="normal" fo:language="fr" fo:country="FR" fo:font-style="normal" fo:font-weight="normal" officeooo:rsid="00203e17" officeooo:paragraph-rsid="00215076" fo:background-color="transparent" style:font-size-asian="12pt" style:language-asian="fr" style:country-asian="FR" style:font-style-asian="normal" style:font-weight-asian="normal" style:font-size-complex="12pt" style:language-complex="ar" style:country-complex="SA" style:font-style-complex="normal" style:font-weight-complex="bold"/>
    </style:style>
    <style:style style:name="P34" style:family="paragraph" style:parent-style-name="Standard">
      <style:text-properties fo:font-variant="normal" fo:text-transform="none" fo:color="#252525" style:font-name="Liberation Serif" fo:font-size="12pt" fo:letter-spacing="normal" fo:language="fr" fo:country="FR" fo:font-style="normal" fo:font-weight="normal" officeooo:rsid="0020e62e" officeooo:paragraph-rsid="00215076" fo:background-color="transparent" style:font-size-asian="10.5pt" style:language-asian="fr" style:country-asian="FR" style:font-style-asian="normal" style:font-weight-asian="normal" style:font-size-complex="12pt" style:language-complex="ar" style:country-complex="SA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252525" style:font-name="Liberation Serif" fo:font-size="12pt" fo:letter-spacing="normal" fo:language="fr" fo:country="FR" fo:font-style="normal" fo:font-weight="bold" officeooo:rsid="00127acb" officeooo:paragraph-rsid="00215076" fo:background-color="transparent" style:font-size-asian="10.5pt" style:language-asian="fr" style:country-asian="FR" style:font-style-asian="normal" style:font-weight-asian="bold" style:font-size-complex="12pt" style:language-complex="ar" style:country-complex="SA" style:font-style-complex="normal" style:font-weight-complex="bold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language="fr" fo:country="FR" fo:font-style="normal" fo:font-weight="normal" officeooo:rsid="0011b2e3" officeooo:paragraph-rsid="001db9f7" fo:background-color="transparent" style:font-size-asian="12pt" style:language-asian="fr" style:country-asian="FR" style:font-style-asian="normal" style:font-weight-asian="normal" style:font-size-complex="12pt" style:language-complex="ar" style:country-complex="SA" style:font-style-complex="normal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language="fr" fo:country="FR" fo:font-style="normal" fo:font-weight="normal" officeooo:rsid="0011b2e3" officeooo:paragraph-rsid="00215076" fo:background-color="transparent" style:font-size-asian="12pt" style:language-asian="fr" style:country-asian="FR" style:font-style-asian="normal" style:font-weight-asian="normal" style:font-size-complex="12pt" style:language-complex="ar" style:country-complex="SA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officeooo:rsid="00163657" officeooo:paragraph-rsid="00215076"/>
    </style:style>
    <style:style style:name="P39" style:family="paragraph" style:parent-style-name="Standard">
      <style:text-properties officeooo:rsid="00203e17" officeooo:paragraph-rsid="00215076"/>
    </style:style>
    <style:style style:name="P40" style:family="paragraph" style:parent-style-name="Standard">
      <style:text-properties fo:color="#007826" officeooo:rsid="0011b2e3" officeooo:paragraph-rsid="00215076"/>
    </style:style>
    <style:style style:name="P41" style:family="paragraph" style:parent-style-name="Standard">
      <style:text-properties fo:language="fr" fo:country="FR" officeooo:rsid="0013f2dd" officeooo:paragraph-rsid="00215076" fo:background-color="transparent"/>
    </style:style>
    <style:style style:name="P4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1b2e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3657" style:font-weight-asian="normal" style:font-weight-complex="normal"/>
    </style:style>
    <style:style style:name="T4" style:family="text">
      <style:text-properties fo:font-weight="normal" officeooo:rsid="001bd8fc" style:font-weight-asian="normal" style:font-weight-complex="normal"/>
    </style:style>
    <style:style style:name="T5" style:family="text">
      <style:text-properties fo:font-weight="normal" officeooo:rsid="0020e62e" style:font-weight-asian="normal" style:font-weight-complex="normal"/>
    </style:style>
    <style:style style:name="T6" style:family="text">
      <style:text-properties officeooo:rsid="0025cb74"/>
    </style:style>
    <style:style style:name="T7" style:family="text">
      <style:text-properties style:font-weight-complex="normal"/>
    </style:style>
    <style:style style:name="T8" style:family="text">
      <style:text-properties officeooo:rsid="0025cb74" style:font-weight-complex="normal"/>
    </style:style>
    <style:style style:name="T9" style:family="text">
      <style:text-properties officeooo:rsid="001efae7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832b1"/>
    </style:style>
    <style:style style:name="T12" style:family="text">
      <style:text-properties officeooo:rsid="00147b1f"/>
    </style:style>
    <style:style style:name="T13" style:family="text">
      <style:text-properties officeooo:rsid="0014a44d"/>
    </style:style>
    <style:style style:name="T14" style:family="text">
      <style:text-properties officeooo:rsid="001c5b11"/>
    </style:style>
    <style:style style:name="T15" style:family="text">
      <style:text-properties fo:font-variant="normal" fo:text-transform="none" fo:color="#252525" style:font-name="sans-serif" fo:font-size="8pt" fo:letter-spacing="normal" fo:font-style="italic" fo:font-weight="normal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T16" style:family="text">
      <style:text-properties fo:font-variant="normal" fo:text-transform="none" fo:color="#252525" style:font-name="sans-serif" fo:font-size="8pt" fo:letter-spacing="normal" fo:font-style="italic" fo:font-weight="normal" officeooo:rsid="0025cb74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T17" style:family="text">
      <style:text-properties officeooo:rsid="00207b4e"/>
    </style:style>
    <style:style style:name="T18" style:family="text">
      <style:text-properties officeooo:rsid="001645a9"/>
    </style:style>
    <style:style style:name="T19" style:family="text">
      <style:text-properties officeooo:rsid="00143766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03e17" style:font-style-asian="italic" style:font-style-complex="italic"/>
    </style:style>
    <style:style style:name="T22" style:family="text">
      <style:text-properties officeooo:rsid="0018b091"/>
    </style:style>
    <style:style style:name="T23" style:family="text">
      <style:text-properties officeooo:rsid="001a099c"/>
    </style:style>
    <style:style style:name="T24" style:family="text">
      <style:text-properties officeooo:rsid="001efae7"/>
    </style:style>
    <style:style style:name="T25" style:family="text">
      <style:text-properties officeooo:rsid="00203e17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219299"/>
    </style:style>
    <style:style style:name="T28" style:family="text">
      <style:text-properties officeooo:rsid="0024b3d4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><text:s/></text:p>
      <text:p text:style-name="P18"><text:span text:style-name="T1">Nous allons vous présenter un ensemble de dialogues </text:span><text:s/>entre <text:s/><text:span text:style-name="T1">deux </text:span>agents artificiels <text:span text:style-name="T19">(l'agent 1 et l'agent 2). Ces agents </text:span>ont pour but de choisir un restaurant <text:span text:style-name="T19">où aller dîner.</text:span> </text:p>
      <text:p text:style-name="P18"/>
      <text:p text:style-name="P18">Chaque restaurant <text:span text:style-name="T25">est caractérisé par un </text:span>type de cuisine et <text:span text:style-name="T25">une </text:span>ambiance. <text:span text:style-name="T25">Voici un exemple des restaurants possibles</text:span><text:span text:style-name="T25"><office:annotation><dc:creator>Nicolas Sabouret</dc:creator><dc:date>2016-08-26T17:06:23</dc:date><text:sender-initials>NS</text:sender-initials><text:p text:style-name="P42"><text:span text:style-name="T29">Il faut s’assurer que ce sont bien les 4 seuls restaurants à apparaître dans tes dialogues synthétiques</text:span></text:p></office:annotation></text:span><text:span text:style-name="T25"> :</text:span></text:p>
      <text:list xml:id="list570277007467058556" text:style-name="L9">
        <text:list-item>
          <text:p text:style-name="P17"><text:span text:style-name="T25">« Chez </text:span>Victor » : <text:span text:style-name="T25">r</text:span>estaurant <text:span text:style-name="T26">français</text:span> avec une ambiance <text:span text:style-name="T26">calme</text:span>.</text:p>
        </text:list-item>
        <text:list-item>
          <text:p text:style-name="P17">« Dragon » : <text:span text:style-name="T25">r</text:span>estaurant <text:span text:style-name="T26">chinois</text:span> avec une ambiance <text:span text:style-name="T26">animée</text:span>.</text:p>
        </text:list-item>
        <text:list-item>
          <text:p text:style-name="P17">« Le parisien » : <text:span text:style-name="T25">r</text:span>estaurant <text:span text:style-name="T26">français</text:span> avec une ambiance <text:span text:style-name="T26">calme</text:span></text:p>
        </text:list-item>
        <text:list-item>
          <text:p text:style-name="P21">« <text:span text:style-name="T25">Adaggio »</text:span> : <text:span text:style-name="T25">r</text:span>estaurant <text:span text:style-name="T26">italien</text:span> avec une ambiance <text:span text:style-name="T26">calme</text:span>.<office:annotation><dc:creator>Nicolas Sabouret</dc:creator><dc:date>2016-08-26T17:04:03</dc:date><text:sender-initials>NS</text:sender-initials><text:p text:style-name="P42"><text:span text:style-name="T29">Jiliya est un restaurant asiatique à Paris…:-(</text:span></text:p><text:p text:style-name="P42"><text:span text:style-name="T29">Je propose aussi qu’on change le nom Victor → Chez Victor.</text:span></text:p></office:annotation></text:p>
        </text:list-item>
      </text:list>
      <text:p text:style-name="P18"><text:s/></text:p>
      <text:p text:style-name="P38"><text:span text:style-name="T1">Les dialogues sont écrits en anglais et l</text:span>es différents agents sont toujours désignés comme <text:span text:style-name="T21">A</text:span><text:span text:style-name="T20">gent1 </text:span><text:span text:style-name="T10">et </text:span><text:span text:style-name="T21">A</text:span><text:span text:style-name="T20">gent2.</text:span><text:span text:style-name="T10"><office:annotation><dc:creator>Nicolas Sabouret</dc:creator><dc:date>2016-08-26T17:07:01</dc:date><text:sender-initials>NS</text:sender-initials><text:p text:style-name="P42"><text:span text:style-name="T29">Je ne vois pas ce qu’apporte cette remarque. Les sujets ne verront qu’un texte si on fait de l’inter-sujet...</text:span></text:p></office:annotation></text:span></text:p>
      <text:p text:style-name="P18"/>
      <text:p text:style-name="P23"><text:span text:style-name="T25">Vous devrez ensuite répondre à des</text:span> questions <text:span text:style-name="T25">qui </text:span>vous seront posées en deux étapes. <text:span text:style-name="T25">Tout d’</text:span>abord, nous vous demanderons de répondre à des questions de compréhension sur le dialogue. Ensuite, nous vous demanderons de répondre à des questions sur le comportement des deux agents durant le dialogue.</text:p>
      <text:p text:style-name="P24"/>
      <text:p text:style-name="P24"/>
      <text:p text:style-name="P24"><text:tab/><text:span text:style-name="T22">Nous allons faire un premier essai à titre d'exemple. Vos réponses ne seront pas enregistrées.</text:span><text:span text:style-name="T22"><office:annotation><dc:creator>Nicolas Sabouret</dc:creator><dc:date>2016-08-26T17:09:32</dc:date><text:sender-initials>NS</text:sender-initials><text:p text:style-name="P42"><text:span text:style-name="T29">Aïe ! Tu utilises un de tes dialogues comme exemple ? Il ne faut surtout pas : refais un exemple bidon !</text:span></text:p><text:p text:style-name="P42"><text:span text:style-name="T29">Et ne fais pas un exemple trop long !</text:span></text:p></office:annotation></text:span></text:p>
      <text:p text:style-name="P24"/>
      <text:p text:style-name="P39">Voici un extrait de dialogue entre Agent1 et Agent2 :</text:p>
      <text:p text:style-name="P40"><text:s text:c="2"/></text:p>
      <text:p text:style-name="P40"><text:s text:c="4"/>Agent1 says "I propose that we choose <text:span text:style-name="T25">C</text:span>hinese <text:span text:style-name="T25">c</text:span>uisine." </text:p>
      <text:p text:style-name="P40"><text:s text:c="2"/></text:p>
      <text:p text:style-name="P40"><text:s text:c="4"/>Agent2 says "I prefer <text:span text:style-name="T25">F</text:span>rench over <text:span text:style-name="T25">C</text:span>hinese." </text:p>
      <text:p text:style-name="P40"><text:s text:c="2"/></text:p>
      <text:p text:style-name="P40"><text:s text:c="4"/>Agent1 says "<text:span text:style-name="T25">C</text:span>hinese is my favorite <text:span text:style-name="T25">c</text:span>uisine." </text:p>
      <text:p text:style-name="P40"><text:s text:c="2"/></text:p>
      <text:p text:style-name="P40"><text:s text:c="4"/>Agent2 says "I prefer Turkish over <text:span text:style-name="T25">C</text:span>hinese." </text:p>
      <text:p text:style-name="P40"><text:s text:c="2"/></text:p>
      <text:p text:style-name="P40"><text:s text:c="4"/>Agent1 says "I prefer <text:span text:style-name="T25">C</text:span>hinese over <text:span text:style-name="T25">T</text:span>urkish." </text:p>
      <text:p text:style-name="P40"><text:s text:c="2"/></text:p>
      <text:p text:style-name="P40"><text:s text:c="4"/>Agent2 says "I propose that we choose French <text:span text:style-name="T23">c</text:span>uisine." </text:p>
      <text:p text:style-name="P40"><text:s text:c="2"/></text:p>
      <text:p text:style-name="P40"><text:s text:c="4"/>Agent1 says "I propose that we choose <text:span text:style-name="T25">Dragon</text:span> restaurant." </text:p>
      <text:p text:style-name="P40"><text:s text:c="2"/></text:p>
      <text:p text:style-name="P40"><text:s text:c="4"/>Agent2 says "Okay, I'll call to book a table." </text:p>
      <text:p text:style-name="P40"/>
      <text:p text:style-name="P40"/>
      <text:p text:style-name="P27">Première étape : <text:span text:style-name="T2">Vous allez répondre </text:span><text:span text:style-name="T3">à</text:span><text:span text:style-name="T2"> des questions simples sur le dialogue que vous venez de lire.</text:span></text:p>
      <text:p text:style-name="P27"/>
      <text:p text:style-name="P26">1. Le restaurant choisi est le re<text:span text:style-name="T27">s</text:span>taurant <text:span text:style-name="T25">Dragon</text:span></text:p>
      <text:p text:style-name="P30"><text:span text:style-name="T7"><text:tab/></text:span><text:span text:style-name="T9">Oui <text:tab/><text:tab/>Non <text:tab/><text:tab/>Je ne sais pas</text:span></text:p>
      <text:p text:style-name="P29"/>
      <text:p text:style-name="P30"/>
      <text:p text:style-name="P37">2. L'agent 2 <text:span text:style-name="T28">préfère</text:span> la cuisine Japonaise à la cuisine Française.</text:p>
      <text:p text:style-name="P29"><text:tab/>Oui <text:tab/><text:tab/>Non <text:tab/><text:tab/>Je ne sais pas</text:p>
      <text:p text:style-name="P30"/>
      <text:p text:style-name="P35">Deuxième étape : <text:span text:style-name="T2">Vous allez répondre à un questionnaire pour donner votre avis sur le comportement des agent</text:span><text:span text:style-name="T4">s</text:span><text:span text:style-name="T2"> durant le dialogue. Il n’y a pas de bonne ou de mauvaise réponse, </text:span><text:span text:style-name="T3">seul</text:span><text:span text:style-name="T2"> </text:span><text:soft-page-break/><text:span text:style-name="T2">votre avis nous intéresse. </text:span><text:span text:style-name="T5">Veuillez choisir la réponse qui vous semble la plus juste sur une échelle de tout à fait en désaccord <text:s/>à tout à fait d'accord.</text:span></text:p>
      <text:p text:style-name="P34"/>
      <text:p text:style-name="P41">1. <text:span text:style-name="T11">L'agent 1</text:span> <text:span text:style-name="T12">prend en compte les préférences de l'autre dans le choix du restaurant.</text:span><text:span text:style-name="T12"><office:annotation><dc:creator>Nicolas Sabouret</dc:creator><dc:date>2016-08-26T17:12:04</dc:date><text:sender-initials>NS</text:sender-initials><text:p text:style-name="P42"><text:span text:style-name="T29">Je ne pense pas qu’il faut mettre toutes les questions dans la démo : juste une ou deux.</text:span></text:p></office:annotation></text:span></text:p>
      <text:p text:style-name="P41"/>
      <text:p text:style-name="P32">tout à fait en désaccord<text:tab/> plutôt en désaccord <text:s text:c="8"/>Sans opinion <text:s text:c="4"/><text:span text:style-name="T6">plutôt d'accord</text:span><text:tab/>Tout à fait d'accord</text:p>
      <text:p text:style-name="P41"/>
      <text:p text:style-name="P41"><text:span text:style-name="T12">2</text:span>. L'agent 1 <text:span text:style-name="T11">a une idée arrêtée sur le choix du restaurant</text:span>.<text:bookmark text:name="__DdeLink__1368_334256028"/></text:p>
      <text:p text:style-name="P41"/>
      <text:p text:style-name="P32">tout à fait en désaccord<text:tab/> plutôt en désaccord <text:s text:c="7"/><text:span text:style-name="T6">Sans opinion </text:span><text:tab/> <text:s/><text:span text:style-name="T6">plutôt d</text:span>'accord<text:tab/> <text:s text:c="6"/>Tout à fait d'accord</text:p>
      <text:p text:style-name="P41"/>
      <text:p text:style-name="P31"/>
      <text:p text:style-name="P33">Dans l’expérience, vous aurez à répondre à 2 questions de compréhension et à 12 questions de comportement, sur la base du dialogue qui vous sera présenté.</text:p>
      <text:p text:style-name="P33"/>
      <text:p text:style-name="P33">Si vous êtes prêt, cliquez sur le bouton « suivant » pour commencer l’expéri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51:39.106386307</meta:creation-date>
    <dc:date>2016-08-29T13:43:55.859078443</dc:date>
    <meta:editing-duration>PT3H20M20S</meta:editing-duration>
    <meta:editing-cycles>13</meta:editing-cycles>
    <meta:generator>LibreOffice/4.2.8.2$Linux_X86_64 LibreOffice_project/420m0$Build-2</meta:generator>
    <meta:print-date>2016-08-26T15:36:27.138700797</meta:print-date>
    <meta:document-statistic meta:table-count="0" meta:image-count="0" meta:object-count="0" meta:page-count="2" meta:paragraph-count="40" meta:word-count="455" meta:character-count="2730" meta:non-whitespace-character-count="2205"/>
  </office:meta>
</office:document-meta>
</file>